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" svg:font-family="Mangal" style:font-pitch="variable"/>
    <style:font-face style:name="Times New Roman" svg:font-family="'Times New Roman'" style:font-pitch="variable"/>
    <style:font-face style:name="Helvetica" svg:font-family="Helvetica, 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387.24pt"/>
    </style:style>
    <style:style style:name="co4" style:family="table-column">
      <style:table-column-properties fo:break-before="auto" style:column-width="467.01pt"/>
    </style:style>
    <style:style style:name="co5" style:family="table-column">
      <style:table-column-properties fo:break-before="auto" style:column-width="176.26pt"/>
    </style:style>
    <style:style style:name="co7" style:family="table-column">
      <style:table-column-properties fo:break-before="auto" style:column-width="383.41pt"/>
    </style:style>
    <style:style style:name="ro18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51.19pt" fo:break-before="auto" style:use-optimal-row-height="true"/>
    </style:style>
    <style:style style:name="ro4" style:family="table-row">
      <style:table-row-properties style:row-height="53.69pt" fo:break-before="auto" style:use-optimal-row-height="tru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81.21pt" fo:break-before="auto" style:use-optimal-row-height="true"/>
    </style:style>
    <style:style style:name="ro7" style:family="table-row">
      <style:table-row-properties style:row-height="109.96pt" fo:break-before="auto" style:use-optimal-row-height="true"/>
    </style:style>
    <style:style style:name="ro8" style:family="table-row">
      <style:table-row-properties style:row-height="107.46pt" fo:break-before="auto" style:use-optimal-row-height="true"/>
    </style:style>
    <style:style style:name="ro9" style:family="table-row">
      <style:table-row-properties style:row-height="103.69pt" fo:break-before="auto" style:use-optimal-row-height="true"/>
    </style:style>
    <style:style style:name="ro10" style:family="table-row">
      <style:table-row-properties style:row-height="71.21pt" fo:break-before="auto" style:use-optimal-row-height="true"/>
    </style:style>
    <style:style style:name="ro11" style:family="table-row">
      <style:table-row-properties style:row-height="143.69pt" fo:break-before="auto" style:use-optimal-row-height="true"/>
    </style:style>
    <style:style style:name="ro12" style:family="table-row">
      <style:table-row-properties style:row-height="179.94pt" fo:break-before="auto" style:use-optimal-row-height="true"/>
    </style:style>
    <style:style style:name="ro13" style:family="table-row">
      <style:table-row-properties style:row-height="89.94pt" fo:break-before="auto" style:use-optimal-row-height="true"/>
    </style:style>
    <style:style style:name="ro14" style:family="table-row">
      <style:table-row-properties style:row-height="252.65pt" fo:break-before="auto" style:use-optimal-row-height="true"/>
    </style:style>
    <style:style style:name="ro15" style:family="table-row">
      <style:table-row-properties style:row-height="149.95pt" fo:break-before="auto" style:use-optimal-row-height="true"/>
    </style:style>
    <style:style style:name="ro16" style:family="table-row">
      <style:table-row-properties style:row-height="126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alibri"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style:font-name="Calibri"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Calibri" fo:font-size="18pt" style:font-name-asian="Mangal" style:font-size-asian="13pt" style:language-asian="hi" style:country-asian="IN" style:font-name-complex="Calibri" style:font-size-complex="13pt" style:language-complex="none" style:country-complex="non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hi" style:country-asian="IN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GB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font-name="Calibri" fo:font-size="18pt" style:font-name-asian="Times New Roman" style:font-size-asian="18pt" style:language-asian="en" style:country-asian="GB" style:font-name-complex="Calibri" style:font-size-complex="18pt" style:language-complex="none" style:country-complex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font-name="Calibri" fo:font-size="18pt" fo:language="none" fo:country="none" style:font-name-asian="Times New Roman" style:font-size-asian="18pt" style:language-asian="en" style:country-asian="GB" style:font-name-complex="Calibri" style:font-size-complex="18pt" style:language-complex="none" style:country-complex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alibri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a" style:font-name="Calibri" fo:font-size="18pt" fo:language="en" fo:country="GB" style:font-name-asian="Times New Roman" style:font-size-asian="18pt" style:language-asian="en" style:country-asian="GB" style:font-name-complex="Helvetica" style:font-size-complex="18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text-outline="false" style:text-line-through-style="none" style:text-line-through-type="none" style:font-name="Calibri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GB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a" style:font-name="Calibri" fo:font-size="18pt" fo:language="en" fo:country="GB" style:font-name-asian="Times New Roman" style:font-size-asian="18pt" style:language-asian="en" style:country-asian="GB" style:font-name-complex="Helvetica" style:font-size-complex="18pt" style:language-complex="none" style:country-complex="none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a" style:text-outline="false" style:text-line-through-style="none" style:text-line-through-type="none" style:font-name="Calibri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GB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a" style:text-outline="false" style:text-line-through-style="none" style:text-line-through-type="none" style:font-name="Calibri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8pt" style:language-asian="ar" style:country-asian="SA" style:font-style-asian="normal" style:font-weight-asian="norm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Calibri" fo:font-size="18pt" style:font-size-asian="18pt" style:font-size-complex="18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00000a" style:text-outline="false" style:text-line-through-style="none" style:text-line-through-type="none" style:font-name="Calibri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8pt" style:language-asian="ar" style:country-asian="SA" style:font-style-asian="normal" style:font-weight-asian="normal" style:font-name-complex="Helvetica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a" style:font-name="Calibri" fo:font-size="18pt" fo:language="en" fo:country="GB" style:font-name-asian="Times New Roman" style:font-size-asian="13pt" style:language-asian="en" style:country-asian="GB" style:font-name-complex="Helvetica" style:font-size-complex="18pt" style:language-complex="none" style:country-complex="none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color="#800000" style:font-name="Calibri" fo:font-size="18pt" style:font-name-asian="Consolas" style:font-size-asian="18pt" style:font-name-complex="Consolas" style:font-size-complex="18p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Calibri" fo:font-size="18pt" style:text-underline-style="solid" style:text-underline-width="auto" style:text-underline-color="font-color" style:font-size-asian="18pt" style:font-size-complex="18pt"/>
    </style:style>
    <style:style style:name="ce18" style:family="table-cell" style:parent-style-name="Default" style:data-style-name="N5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font-name="Calibri" fo:font-size="18pt" style:font-name-asian="Consolas" style:font-size-asian="18pt" style:font-name-complex="Consolas" style:font-size-complex="1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alibri" fo:font-size="18pt" style:font-name-asian="Times New Roman" style:font-size-asian="18pt" style:language-asian="en" style:country-asian="GB" style:font-name-complex="Calibri" style:font-size-complex="18pt" style:language-complex="none" style:country-complex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alibri" fo:font-size="18pt" fo:language="none" fo:country="none" style:font-name-asian="Consolas" style:font-size-asian="18pt" style:language-asian="none" style:country-asian="none" style:font-name-complex="Consolas" style:font-size-complex="18pt" style:language-complex="none" style:country-complex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alibri" fo:font-size="18pt" style:font-name-asian="Consolas" style:font-size-asian="18pt" style:font-name-complex="Consolas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nsolas" fo:font-size="18pt" style:font-name-asian="Consolas" style:font-size-asian="18pt" style:font-name-complex="Consolas" style:font-size-complex="1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nsolas" fo:font-size="18pt" fo:language="none" fo:country="none" style:font-name-asian="Consolas" style:font-size-asian="18pt" style:language-asian="none" style:country-asian="none" style:font-name-complex="Consolas" style:font-size-complex="18pt" style:language-complex="none" style:country-complex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alibri" fo:font-size="10pt" style:font-name-asian="Consolas" style:font-size-asian="10pt" style:font-name-complex="Consolas" style:font-size-complex="10pt"/>
    </style:style>
    <style:style style:name="ce2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  <style:text-properties fo:color="#000000" style:font-name="Calibri" fo:font-size="18pt" fo:language="none" fo:country="none" style:font-name-asian="Consolas" style:font-size-asian="18pt" style:language-asian="none" style:country-asian="none" style:font-name-complex="Consolas" style:font-size-complex="18pt" style:language-complex="none" style:country-complex="non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nsolas" fo:font-size="10.5pt" style:font-name-asian="Consolas" style:font-size-asian="10.5pt" style:font-name-complex="Consolas" style:font-size-complex="10.5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nsolas" fo:font-size="15pt" fo:language="none" fo:country="none" style:font-name-asian="Consolas" style:font-size-asian="15pt" style:language-asian="none" style:country-asian="none" style:font-name-complex="Consolas" style:font-size-complex="15pt" style:language-complex="none" style:country-complex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nsolas" fo:font-size="10pt" style:font-name-asian="Consolas" style:font-size-asian="10pt" style:font-name-complex="Consolas" style:font-size-complex="10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Calibri" fo:font-size="18pt" fo:language="none" fo:country="none" style:font-size-asian="18pt" style:language-asian="none" style:country-asian="none" style:font-size-complex="18pt" style:language-complex="none" style:country-complex="none"/>
    </style:style>
    <style:style style:name="T1" style:family="text">
      <style:text-properties fo:font-style="normal" style:letter-kerning="true" fo:language="en" fo:country="US" style:language-asian="hi" style:country-asian="IN" style:font-name-asian="Mangal" style:font-name-complex="Calibri" style:font-size-asian="13pt" style:font-size-complex="13pt" style:font-style-asian="normal" style:font-style-complex="normal"/>
    </style:style>
    <style:style style:name="T2" style:family="text">
      <style:text-properties fo:font-style="normal" style:letter-kerning="true" fo:language="en" fo:country="US" style:language-asian="hi" style:country-asian="IN" style:font-name-asian="Mangal" style:font-name-complex="Calibri" style:font-size-asian="13pt" style:font-size-complex="13pt" style:font-style-asian="normal" style:font-style-complex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/>
    </style:style>
    <style:style style:name="T5" style:family="text">
      <style:text-properties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 fo:font-weight="bold" style:font-weight-asian="bold" style:font-weight-complex="bold"/>
    </style:style>
    <style:style style:name="T6" style:family="text">
      <style:text-properties style:font-name="Calibri"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/>
    </style:style>
    <style:style style:name="T7" style:family="text">
      <style:text-properties style:font-name="Calibri"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 fo:font-weight="bold" style:font-weight-asian="bold" style:font-weight-complex="bold"/>
    </style:style>
    <style:style style:name="T8" style:family="text">
      <style:text-properties style:font-name="Calibri" fo:font-size="18pt" fo:language="en" fo:country="GB" style:language-asian="en" style:country-asian="GB" style:font-name-asian="Times New Roman" style:font-size-asian="18pt" style:font-size-complex="18pt"/>
    </style:style>
    <style:style style:name="T9" style:family="text">
      <style:text-properties style:font-name="Calibri" fo:font-size="18pt" fo:language="en" fo:country="GB" style:language-asian="en" style:country-asian="GB" style:font-name-asian="Times New Roman" style:font-size-asian="18pt" style:font-size-complex="18pt" fo:font-weight="bold" style:font-weight-asian="bold" style:font-weight-complex="bold"/>
    </style:style>
    <style:style style:name="T10" style:family="text">
      <style:text-properties style:font-name="Calibri" fo:font-size="18pt" fo:language="en" fo:country="GB" style:language-asian="en" style:country-asian="GB" style:font-name-asian="Times New Roman" style:font-size-asian="18pt" style:font-size-complex="18pt" fo:font-style="italic" style:font-style-asian="italic" style:font-style-complex="italic"/>
    </style:style>
    <style:style style:name="T11" style:family="text">
      <style:text-properties fo:color="#00000a" fo:font-size="18pt" fo:language="en" fo:country="GB" style:language-asian="en" style:country-asian="GB" style:font-name-asian="Times New Roman" style:font-size-asian="18pt" style:font-size-complex="18pt"/>
    </style:style>
    <style:style style:name="T12" style:family="text">
      <style:text-properties fo:color="#00000a" fo:font-size="18pt" style:letter-kerning="true" fo:language="en" fo:country="GB" style:language-asian="en" style:country-asian="GB" style:font-name-asian="Times New Roman" style:font-size-asian="18pt" style:font-size-complex="18pt"/>
    </style:style>
    <style:style style:name="T13" style:family="text">
      <style:text-properties fo:language="en" fo:country="GB" style:language-asian="en" style:country-asian="GB" style:font-name-asian="Times New Roman" style:font-size-asian="13pt" style:font-size-complex="13pt"/>
    </style:style>
    <style:style style:name="T14" style:family="text">
      <style:text-properties fo:language="en" fo:country="GB" style:language-asian="en" style:country-asian="GB" style:font-name-asian="Times New Roman" style:font-size-asian="13pt" style:font-size-complex="13pt" fo:font-weight="bold" style:font-weight-asian="bold" style:font-weight-complex="bold"/>
    </style:style>
    <style:style style:name="T15" style:family="text">
      <style:text-properties fo:language="en" fo:country="GB" style:language-asian="en" style:country-asian="GB" style:font-name-asian="Times New Roman" style:font-size-asian="13pt"/>
    </style:style>
    <style:style style:name="T16" style:family="text">
      <style:text-properties fo:color="#000000" style:font-name="Consolas" style:font-name-asian="Consolas" style:font-name-complex="Consolas" style:font-size-asian="10pt" style:font-size-complex="10pt"/>
    </style:style>
    <style:style style:name="T17" style:family="text">
      <style:text-properties style:font-name="Consolas" style:font-name-asian="Consolas" style:font-name-complex="Consolas" style:font-size-asian="10pt" style:font-size-complex="10pt" fo:color="#c9802b" fo:font-style="italic" style:font-style-asian="italic" style:font-style-complex="italic"/>
    </style:style>
    <style:style style:name="T18" style:family="text">
      <style:text-properties fo:color="#0000ff" style:font-name="Consolas" style:font-name-asian="Consolas" style:font-name-complex="Consolas" style:font-size-asian="10pt" style:font-size-complex="10pt"/>
    </style:style>
    <style:style style:name="T19" style:family="text">
      <style:text-properties style:font-name="Consolas" style:font-name-asian="Consolas" style:font-name-complex="Consolas" style:font-size-asian="10pt" style:font-size-complex="10pt" fo:color="#000000"/>
    </style:style>
    <style:style style:name="T20" style:family="text">
      <style:text-properties fo:color="#0000ff" style:font-name="Calibri" fo:font-size="18pt" style:font-name-asian="Consolas" style:font-name-complex="Consolas" style:font-size-asian="18pt" style:font-size-complex="18pt"/>
    </style:style>
    <style:style style:name="T21" style:family="text">
      <style:text-properties style:font-name="Calibri" fo:font-size="18pt" style:font-name-asian="Consolas" style:font-name-complex="Consolas" style:font-size-asian="18pt" style:font-size-complex="18pt" fo:color="#000000"/>
    </style:style>
    <style:style style:name="T22" style:family="text">
      <style:text-properties fo:color="#000000" style:font-name="Calibri" fo:font-size="18pt" style:font-name-asian="Consolas" style:font-name-complex="Consolas" style:font-size-asian="18pt" style:font-size-complex="18pt"/>
    </style:style>
    <style:style style:name="T23" style:family="text">
      <style:text-properties style:font-name="Calibri" fo:font-size="18pt" style:font-name-asian="Consolas" style:font-name-complex="Consolas" style:font-size-asian="18pt" style:font-size-complex="18pt" fo:color="#c9802b" fo:font-style="italic" style:font-style-asian="italic" style:font-style-complex="italic"/>
    </style:style>
    <style:style style:name="T24" style:family="text">
      <style:text-properties fo:color="#0000ff" style:font-name="Calibri"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/>
    </style:style>
    <style:style style:name="T25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fo:color="#000000" style:language-asian="hi" style:country-asian="IN" style:font-name-asian="Mangal"/>
    </style:style>
    <style:style style:name="T26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 fo:color="#0000ff"/>
    </style:style>
    <style:style style:name="T27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 fo:color="#000000"/>
    </style:style>
    <style:style style:name="T28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 fo:color="#000000" style:text-underline-style="solid" style:text-underline-width="auto" style:text-underline-color="font-color"/>
    </style:style>
    <style:style style:name="T29" style:family="text">
      <style:text-properties fo:color="#000000"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/>
    </style:style>
    <style:style style:name="T30" style:family="text">
      <style:text-properties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 fo:color="#c9802b"/>
    </style:style>
    <style:style style:name="T31" style:family="text">
      <style:text-properties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 fo:color="#000000"/>
    </style:style>
    <style:style style:name="T32" style:family="text">
      <style:text-properties fo:color="#0000ff"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/>
    </style:style>
    <style:style style:name="T33" style:family="text">
      <style:text-properties fo:color="#000000" style:font-name="Calibri" fo:font-size="18pt"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/>
    </style:style>
    <style:style style:name="T34" style:family="text">
      <style:text-properties fo:color="#000000"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/>
    </style:style>
    <style:style style:name="T35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 fo:color="#800000"/>
    </style:style>
    <style:style style:name="T36" style:family="text">
      <style:text-properties fo:color="#000000"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en" style:country-asian="GB" style:font-name-asian="Times New Roman"/>
    </style:style>
    <style:style style:name="T37" style:family="text">
      <style:text-properties style:font-name="Calibri" fo:font-size="18pt" style:font-name-asian="Consolas" style:font-name-complex="Consolas" style:font-size-asian="18pt" style:font-size-complex="18pt" fo:color="#800000"/>
    </style:style>
    <style:style style:name="T38" style:family="text">
      <style:text-properties style:font-name="Calibri" fo:font-size="18pt" style:font-name-asian="Consolas" style:font-name-complex="Consolas" style:font-size-asian="18pt" style:font-size-complex="18pt" fo:color="#0000ff"/>
    </style:style>
    <style:style style:name="T39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fo:color="#c9802b" style:language-asian="hi" style:country-asian="IN" style:font-name-asian="Mangal"/>
    </style:style>
    <style:style style:name="T40" style:family="text">
      <style:text-properties style:font-name="Calibri" fo:font-size="18pt" fo:font-style="normal" style:letter-kerning="true" fo:language="en" fo:country="US" style:font-name-complex="Calibri" style:font-size-asian="18pt" style:font-size-complex="18pt" style:font-style-asian="normal" style:font-style-complex="normal" style:language-asian="hi" style:country-asian="IN" style:font-name-asian="Mangal" fo:color="#c9802b"/>
    </style:style>
    <style:style style:name="T41" style:family="text">
      <style:text-properties style:font-name="Calibri" fo:font-size="18pt" style:font-name-asian="Consolas" style:font-name-complex="Consolas" style:font-size-asian="18pt" style:font-size-complex="18pt" fo:color="#000000" fo:font-weight="bold" style:font-weight-asian="bold" style:font-weight-complex="bold"/>
    </style:style>
    <style:style style:name="T42" style:family="text">
      <style:text-properties fo:color="#000000" style:font-name="Consolas" fo:font-size="18pt" style:text-underline-style="solid" style:text-underline-width="auto" style:text-underline-color="font-color" style:font-name-asian="Consolas" style:font-name-complex="Consolas" style:font-size-asian="18pt" style:font-size-complex="18pt"/>
    </style:style>
    <style:style style:name="T43" style:family="text">
      <style:text-properties fo:color="#000000" style:font-name="Consolas" fo:font-size="18pt" style:font-name-asian="Consolas" style:font-name-complex="Consolas" style:font-size-asian="18pt" style:font-size-complex="18pt"/>
    </style:style>
    <style:style style:name="T44" style:family="text">
      <style:text-properties style:font-name="Consolas" fo:font-size="18pt" style:font-name-asian="Consolas" style:font-name-complex="Consolas" style:font-size-asian="18pt" style:font-size-complex="18pt" fo:color="#c9802b" fo:font-style="italic" style:font-style-asian="italic" style:font-style-complex="italic"/>
    </style:style>
    <style:style style:name="T45" style:family="text">
      <style:text-properties style:font-name="Consolas" fo:font-size="18pt" style:font-name-asian="Consolas" style:font-name-complex="Consolas" style:font-size-asian="18pt" style:font-size-complex="18pt" fo:color="#000000"/>
    </style:style>
    <style:style style:name="T46" style:family="text">
      <style:text-properties style:font-name="Consolas" fo:font-size="18pt" style:font-name-asian="Consolas" style:font-name-complex="Consolas" style:font-size-asian="18pt" style:font-size-complex="18pt" fo:color="#800000"/>
    </style:style>
    <style:style style:name="T47" style:family="text">
      <style:text-properties fo:color="#0000ff" style:font-name="Consolas" fo:font-size="18pt" style:font-name-asian="Consolas" style:font-name-complex="Consolas" style:font-size-asian="18pt" style:font-size-complex="18pt"/>
    </style:style>
    <style:style style:name="T48" style:family="text">
      <style:text-properties style:font-name="Consolas" fo:font-size="18pt" style:font-name-asian="Consolas" style:font-name-complex="Consolas" style:font-size-asian="18pt" style:font-size-complex="18pt" fo:color="#0000ff"/>
    </style:style>
    <style:style style:name="T49" style:family="text">
      <style:text-properties fo:color="#000000" style:font-name="Consolas" fo:font-size="15pt" style:font-name-asian="Consolas" style:font-name-complex="Consolas" style:font-size-asian="15pt" style:font-size-complex="15pt"/>
    </style:style>
    <style:style style:name="T50" style:family="text">
      <style:text-properties style:font-name="Consolas" fo:font-size="15pt" style:font-name-asian="Consolas" style:font-name-complex="Consolas" style:font-size-asian="15pt" style:font-size-complex="15pt" fo:color="#c9802b" fo:font-style="italic" style:font-style-asian="italic" style:font-style-complex="italic"/>
    </style:style>
    <style:style style:name="T51" style:family="text">
      <style:text-properties style:font-name="Consolas" fo:font-size="15pt" style:font-name-asian="Consolas" style:font-name-complex="Consolas" style:font-size-asian="15pt" style:font-size-complex="15pt" fo:color="#000000"/>
    </style:style>
    <style:style style:name="T52" style:family="text">
      <style:text-properties style:font-name="Consolas" fo:font-size="15pt" style:font-name-asian="Consolas" style:font-name-complex="Consolas" style:font-size-asian="15pt" style:font-size-complex="15pt" fo:color="#0000ff"/>
    </style:style>
    <style:style style:name="T53" style:family="text">
      <style:text-properties style:font-name="Consolas" fo:font-size="15pt" style:font-name-asian="Consolas" style:font-name-complex="Consolas" style:font-size-asian="15pt" style:font-size-complex="15pt" fo:color="#800000"/>
    </style:style>
    <style:style style:name="T54" style:family="text">
      <style:text-properties fo:color="#0000ff" style:font-name="Consolas" fo:font-size="15pt" style:font-name-asian="Consolas" style:font-name-complex="Consolas" style:font-size-asian="15pt" style:font-size-complex="15pt"/>
    </style:style>
    <style:style style:name="T55" style:family="text">
      <style:text-properties fo:color="#000000" style:font-name="Calibri" fo:font-size="18pt" style:text-underline-style="solid" style:text-underline-width="auto" style:text-underline-color="font-color" style:font-name-asian="Consolas" style:font-name-complex="Consolas" style:font-size-asian="18pt" style:font-size-complex="18pt"/>
    </style:style>
    <style:style style:name="T56" style:family="text">
      <style:text-properties fo:color="#0000ff" style:font-name="Calibri" fo:font-size="13pt" style:font-name-asian="Consolas" style:font-name-complex="Consolas" style:font-size-asian="13pt" style:font-size-complex="13pt"/>
    </style:style>
    <style:style style:name="T57" style:family="text">
      <style:text-properties style:font-name="Calibri" fo:font-size="13pt" style:font-name-asian="Consolas" style:font-name-complex="Consolas" style:font-size-asian="13pt" style:font-size-complex="13pt" fo:color="#000000"/>
    </style:style>
    <style:style style:name="T58" style:family="text">
      <style:text-properties fo:color="#000000" style:font-name="Calibri" fo:font-size="13pt" style:font-name-asian="Consolas" style:font-name-complex="Consolas" style:font-size-asian="13pt" style:font-size-complex="13pt"/>
    </style:style>
    <style:style style:name="T59" style:family="text">
      <style:text-properties style:font-name="Calibri" fo:font-size="13pt" style:font-name-asian="Consolas" style:font-name-complex="Consolas" style:font-size-asian="13pt" style:font-size-complex="13pt" fo:color="#c9802b" fo:font-style="italic" style:font-style-asian="italic" style:font-style-complex="italic"/>
    </style:style>
    <style:style style:name="T60" style:family="text">
      <style:text-properties style:font-name="Calibri" fo:font-size="13pt" style:font-name-asian="Consolas" style:font-name-complex="Consolas" style:font-size-asian="13pt" style:font-size-complex="13pt" fo:color="#0000ff"/>
    </style:style>
    <style:style style:name="T61" style:family="text">
      <style:text-properties style:font-name="Calibri" fo:font-size="13pt" style:font-name-asian="Consolas" style:font-name-complex="Consolas" style:font-size-asian="13pt" style:font-size-complex="13pt" fo:color="#800000"/>
    </style:style>
    <style:style style:name="T62" style:family="text">
      <style:text-properties fo:color="#000000" style:font-name="Calibri" fo:font-size="10.5pt" style:font-name-asian="Consolas" style:font-name-complex="Consolas" style:font-size-asian="10.5pt" style:font-size-complex="10.5pt"/>
    </style:style>
    <style:style style:name="T63" style:family="text">
      <style:text-properties style:font-name="Calibri" fo:font-size="10.5pt" style:font-name-asian="Consolas" style:font-name-complex="Consolas" style:font-size-asian="10.5pt" style:font-size-complex="10.5pt" fo:color="#800000"/>
    </style:style>
    <style:style style:name="T64" style:family="text">
      <style:text-properties fo:color="#0000ff" style:font-name="Calibri" fo:font-size="10.5pt" style:font-name-asian="Consolas" style:font-name-complex="Consolas" style:font-size-asian="10.5pt" style:font-size-complex="10.5pt"/>
    </style:style>
    <style:style style:name="T65" style:family="text">
      <style:text-properties style:font-name="Calibri" fo:font-size="10.5pt" style:font-name-asian="Consolas" style:font-name-complex="Consolas" style:font-size-asian="10.5pt" style:font-size-complex="10.5pt" fo:color="#000000"/>
    </style:style>
    <style:style style:name="T66" style:family="text">
      <style:text-properties style:font-name="Calibri" fo:font-size="10.5pt" style:font-name-asian="Consolas" style:font-name-complex="Consolas" style:font-size-asian="10.5pt" style:font-size-complex="10.5pt" fo:color="#0000ff"/>
    </style:style>
    <style:style style:name="T67" style:family="text">
      <style:text-properties style:font-name="Calibri" fo:font-size="10.5pt" style:font-name-asian="Consolas" style:font-name-complex="Consolas" style:font-size-asian="10.5pt" style:font-size-complex="10.5pt" fo:color="#c9802b" fo:font-style="italic" style:font-style-asian="italic" style:font-style-complex="italic"/>
    </style:style>
    <style:style style:name="T68" style:family="text">
      <style:text-properties fo:color="#0000ff" style:font-name="Consolas" fo:font-size="13pt" style:font-name-asian="Consolas" style:font-name-complex="Consolas" style:font-size-asian="13pt" style:font-size-complex="13pt"/>
    </style:style>
    <style:style style:name="T69" style:family="text">
      <style:text-properties style:font-name="Consolas" fo:font-size="13pt" style:font-name-asian="Consolas" style:font-name-complex="Consolas" style:font-size-asian="13pt" style:font-size-complex="13pt" fo:color="#000000"/>
    </style:style>
    <style:style style:name="T70" style:family="text">
      <style:text-properties style:font-name="Consolas" fo:font-size="13pt" style:font-name-asian="Consolas" style:font-name-complex="Consolas" style:font-size-asian="13pt" style:font-size-complex="13pt" fo:color="#000000" fo:font-weight="bold" style:font-weight-asian="bold" style:font-weight-complex="bold"/>
    </style:style>
    <style:style style:name="T71" style:family="text">
      <style:text-properties fo:color="#000000" style:font-name="Consolas" fo:font-size="13pt" style:font-name-asian="Consolas" style:font-name-complex="Consolas" style:font-size-asian="13pt" style:font-size-complex="13pt"/>
    </style:style>
    <style:style style:name="T72" style:family="text">
      <style:text-properties style:font-name="Consolas" fo:font-size="13pt" style:font-name-asian="Consolas" style:font-name-complex="Consolas" style:font-size-asian="13pt" style:font-size-complex="13pt" fo:color="#0000ff"/>
    </style:style>
    <style:style style:name="T73" style:family="text">
      <style:text-properties style:font-name="Consolas" fo:font-size="13pt" style:font-name-asian="Consolas" style:font-name-complex="Consolas" style:font-size-asian="13pt" style:font-size-complex="13pt" fo:color="#800000"/>
    </style:style>
    <style:style style:name="T74" style:family="text">
      <style:text-properties fo:font-style="normal" style:letter-kerning="true" fo:language="en" fo:country="US" style:language-asian="en" style:country-asian="GB" style:font-name-asian="Times New Roman" style:font-name-complex="Calibri" style:font-size-asian="18pt" style:font-size-complex="18pt" style:font-style-asian="normal" style:font-style-complex="normal"/>
    </style:style>
    <style:style style:name="T75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76" style:family="text">
      <style:text-properties style:font-name="Consolas" fo:font-size="10pt" style:font-name-asian="Consolas" style:font-name-complex="Consolas" style:font-size-asian="10pt" style:font-size-complex="10pt" fo:color="#00c87d"/>
    </style:style>
    <style:style style:name="T77" style:family="text">
      <style:text-properties style:font-name="Calibri" fo:font-size="18pt" style:font-name-asian="Consolas" style:font-name-complex="Consolas" style:font-size-asian="18pt" style:font-size-complex="18pt"/>
    </style:style>
    <style:style style:name="T78" style:family="text">
      <style:text-properties style:font-name-asian="Consolas" style:font-name-complex="Consolas" style:font-size-asian="10pt" style:font-size-complex="10pt"/>
    </style:style>
    <style:style style:name="T79" style:family="text">
      <style:text-properties style:font-name="Calibri" fo:font-size="10.5pt" style:font-name-asian="Consolas" style:font-name-complex="Consolas" style:font-size-asian="10.5pt" style:font-size-complex="10.5pt" fo:color="#00c87d"/>
    </style:style>
    <style:style style:name="T80" style:family="text">
      <style:text-properties style:font-name="Calibri" fo:font-size="10.5pt" style:font-size-asian="10.5pt" style:font-size-complex="10.5pt"/>
    </style:style>
    <style:style style:name="T81" style:family="text">
      <style:text-properties fo:color="#000000" style:font-name="Calibri" fo:font-size="18pt" fo:font-weight="bold" style:font-name-asian="Consolas" style:font-name-complex="Consolas" style:font-size-asian="18pt" style:font-size-complex="18pt" style:font-weight-asian="bold" style:font-weight-complex="bold"/>
    </style:style>
    <style:style style:name="T82" style:family="text">
      <style:text-properties fo:font-weight="bold" style:font-weight-asian="bold" style:font-weight-complex="bold" fo:color="#c9802b"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/>
    </style:style>
    <style:style style:name="T83" style:family="text">
      <style:text-properties fo:font-weight="bold" style:font-weight-asian="bold" style:font-weight-complex="bold" style:font-name="Calibri" fo:font-size="18pt" fo:font-style="normal" style:letter-kerning="true" fo:language="en" fo:country="US" style:language-asian="hi" style:country-asian="IN" style:font-name-asian="Mangal" style:font-name-complex="Calibri" style:font-size-asian="18pt" style:font-size-complex="18pt" style:font-style-asian="normal" style:font-style-complex="normal" fo:color="#000000"/>
    </style:style>
    <style:style style:name="T84" style:family="text">
      <style:text-properties style:font-name="Calibri" fo:font-size="18pt" style:font-size-asian="18pt" style:font-size-complex="18pt"/>
    </style:style>
    <style:style style:name="T85" style:family="text">
      <style:text-properties style:font-name="Calibri" fo:font-size="18pt" style:font-size-asian="18pt" style:font-size-complex="18pt" fo:font-weight="bold" style:font-weight-asian="bold" style:font-weight-complex="bold"/>
    </style:style>
    <style:style style:name="T86" style:family="text">
      <style:text-properties style:font-name="Calibri" fo:font-size="18pt" style:font-size-asian="18pt" style:font-size-complex="18pt" fo:language="en" fo:country="US"/>
    </style:style>
    <style:style style:name="T87" style:family="text">
      <style:text-properties style:font-name="Calibri" fo:font-size="18pt" style:font-size-asian="18pt" style:font-size-complex="18pt" fo:font-weight="bold" style:font-weight-asian="bold" style:font-weight-complex="bold" fo:color="#0000ff" style:font-name-asian="Consolas" style:font-name-complex="Consolas"/>
    </style:style>
    <style:style style:name="T88" style:family="text">
      <style:text-properties style:font-name="Calibri" fo:font-size="18pt" style:font-size-asian="18pt" style:font-size-complex="18pt" fo:font-weight="bold" style:font-weight-asian="bold" style:font-weight-complex="bold" style:font-name-asian="Consolas" style:font-name-complex="Consolas" fo:color="#000000"/>
    </style:style>
    <style:style style:name="T89" style:family="text">
      <style:text-properties style:font-name="Calibri" fo:font-size="18pt" style:font-size-asian="18pt" style:font-size-complex="18pt" fo:font-weight="bold" style:font-weight-asian="bold" style:font-weight-complex="bold" style:font-name-asian="Consolas" style:font-name-complex="Consolas" fo:color="#800000"/>
    </style:style>
    <style:style style:name="T90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1"/>
        <table:table-column table:style-name="co7" table:default-cell-style-name="ce8"/>
        <table:table-column table:style-name="co6" table:number-columns-repeated="1019" table:default-cell-style-name="ce8"/>
        <table:table-row table:style-name="ro2">
          <table:table-cell office:value-type="string" calcext:value-type="string">
            <text:p>Serial No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Logic</text:p>
          </table:table-cell>
          <table:table-cell office:value-type="string" calcext:value-type="string">
            <text:p>Output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<text:span text:style-name="T1">Write a Python Program to print the Following </text:span><text:span text:style-name="T2">String</text:span><text:span text:style-name="T1"> in a Specific format ?</text:span></text:p>
          </table:table-cell>
          <table:table-cell office:value-type="string" calcext:value-type="string">
            <text:p><text:span text:style-name="T16">my_string = </text:span><text:span text:style-name="T17">'Hello'</text:span></text:p>
            <text:p><text:span text:style-name="T18">print</text:span><text:span text:style-name="T19"> </text:span><text:span text:style-name="T17">'\n'</text:span></text:p>
            <text:p><text:span text:style-name="T18">print</text:span><text:span text:style-name="T19">(my_string)</text:span></text:p>
          </table:table-cell>
          <table:table-cell office:value-type="string" calcext:value-type="string">
            <text:p>“Hello”</text:p>
          </table:table-cell>
          <table:table-cell table:style-name="ce14" office:value-type="string" calcext:value-type="string">
            <text:p>Printing the String and to print next line we use [\n]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Write a python program to display the current <text:span text:style-name="T3">date and time.</text:span></text:p>
          </table:table-cell>
          <table:table-cell office:value-type="string" calcext:value-type="string">
            <text:p><text:span text:style-name="T20">import</text:span><text:span text:style-name="T21"> datetime</text:span></text:p>
            <text:p><text:span text:style-name="T22">now = datetime.datetime.now()</text:span></text:p>
            <text:p><text:span text:style-name="T20">print</text:span><text:span text:style-name="T21"> (now.strftime(</text:span><text:span text:style-name="T23">"%Y-%m-%d %H:%M:%S"</text:span><text:span text:style-name="T21">))</text:span></text:p>
          </table:table-cell>
          <table:table-cell table:style-name="ce18" office:value-type="date" office:date-value="2017-10-24T10:24:16" calcext:value-type="date">
            <text:p>10/24/17 10:24 AM</text:p>
          </table:table-cell>
          <table:table-cell table:style-name="ce14" office:value-type="string" calcext:value-type="string">
            <text:p>To Get the Current Date and Time   we use                    <text:span text:style-name="T81">now = datetime.datetime.now()</text:span>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rite a Python program which accepts the user's first and last name and print them in     <text:span text:style-name="T3">reverse</text:span> order with a space between them.</text:p>
          </table:table-cell>
          <table:table-cell office:value-type="string" calcext:value-type="string">
            <text:p><text:span text:style-name="T24">from</text:span><text:span text:style-name="T25"> test.test_anydbm </text:span><text:span text:style-name="T26">import</text:span><text:span text:style-name="T27"> </text:span><text:span text:style-name="T28">_fname</text:span></text:p>
            <text:p><text:span text:style-name="T29">_fname=(</text:span><text:span text:style-name="T30">'Hello'</text:span><text:span text:style-name="T31">)</text:span></text:p>
            <text:p><text:span text:style-name="T29">_lname=(</text:span><text:span text:style-name="T30">'World'</text:span><text:span text:style-name="T31">)</text:span></text:p>
            <text:p><text:span text:style-name="T32">print</text:span><text:span text:style-name="T31">(_lname+</text:span><text:span text:style-name="T30">" "</text:span><text:span text:style-name="T31">+_fname)</text:span></text:p>
          </table:table-cell>
          <table:table-cell table:style-name="ce19" office:value-type="string" calcext:value-type="string">
            <text:p><text:span text:style-name="T74">World Hello</text:span></text:p>
          </table:table-cell>
          <table:table-cell table:style-name="ce14" office:value-type="string" calcext:value-type="string">
            <text:p>We use <text:span text:style-name="T3">fname</text:span> and <text:span text:style-name="T3">lname</text:span> to store the string and by using this refarence can revarse the given string</text:p>
          </table:table-cell>
          <table:table-cell table:number-columns-repeated="101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4">Write a Python program to display the </text:span><text:span text:style-name="T5">examination</text:span><text:span text:style-name="T4"> schedule. (extract the date from exam_st_date).</text:span></text:p>
          </table:table-cell>
          <table:table-cell office:value-type="string" calcext:value-type="string">
            <text:p><text:span text:style-name="T33">date</text:span><text:span text:style-name="T34">=(</text:span><text:span text:style-name="T35">17</text:span><text:span text:style-name="T27">,</text:span><text:span text:style-name="T35">11</text:span><text:span text:style-name="T27">,</text:span><text:span text:style-name="T35">2017</text:span><text:span text:style-name="T27">)</text:span></text:p>
            <text:p><text:span text:style-name="T32">print</text:span><text:span text:style-name="T31">(</text:span><text:span text:style-name="T30">"Exam Date : %d/%d/%d"</text:span><text:span text:style-name="T31">% date)</text:span></text:p>
            <text:p><text:span text:style-name="T29">o/p – </text:span><text:span text:style-name="T36">11 / 12 / 2017</text:span></text:p>
          </table:table-cell>
          <table:table-cell table:style-name="ce20" office:value-type="string" calcext:value-type="string">
            <text:p>17/11/2017</text:p>
          </table:table-cell>
          <table:table-cell table:style-name="ce14" office:value-type="string" calcext:value-type="string">
            <text:p>Given date is Stored in variable by using date                <text:span text:style-name="T3">[</text:span><text:span text:style-name="T82"> “%d/%d/%d"</text:span><text:span text:style-name="T83">% date</text:span><text:span text:style-name="T3">]</text:span>format we will print date</text:p>
          </table:table-cell>
          <table:table-cell table:number-columns-repeated="1019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Write a Python program to print the <text:span text:style-name="T3">calendar</text:span> of a given month and year.</text:p>
          </table:table-cell>
          <table:table-cell office:value-type="string" calcext:value-type="string">
            <text:p><text:span text:style-name="T24">import</text:span><text:span text:style-name="T25"> calendar</text:span></text:p>
            <text:p><text:span text:style-name="T29">y = int(input(</text:span><text:span text:style-name="T30">'year:'</text:span><text:span text:style-name="T31">))</text:span></text:p>
            <text:p><text:span text:style-name="T29">m = int(input(</text:span><text:span text:style-name="T30">'month:'</text:span><text:span text:style-name="T31">))</text:span></text:p>
            <text:p><text:span text:style-name="T32">print</text:span><text:span text:style-name="T31"> (calendar.month(y,m))</text:span></text:p>
          </table:table-cell>
          <table:table-cell office:value-type="string" calcext:value-type="string">
            <text:p><text:span text:style-name="T75">year : </text:span><text:span text:style-name="T76">2017</text:span></text:p>
            <text:p><text:span text:style-name="T75">month : </text:span><text:span text:style-name="T76">11</text:span></text:p>
            <text:p><text:span text:style-name="T75">   November 2017</text:span></text:p>
            <text:p><text:span text:style-name="T75">Mo Tu We Th Fr Sa Su</text:span></text:p>
            <text:p><text:span text:style-name="T75">       1  2  3  4  5</text:span></text:p>
            <text:p><text:span text:style-name="T75"> 6  7  8  9 10 11 12</text:span></text:p>
            <text:p><text:span text:style-name="T75">13 14 15 16 17 18 19</text:span></text:p>
            <text:p><text:span text:style-name="T75">20 21 22 23 24 25 26</text:span></text:p>
            <text:p><text:span text:style-name="T75">27 28 29 30</text:span></text:p>
          </table:table-cell>
          <table:table-cell table:style-name="ce14" office:value-type="string" calcext:value-type="string">
            <text:p>we will store <text:span text:style-name="T3">year</text:span> and <text:span text:style-name="T3">month</text:span> in <text:span text:style-name="T3">y</text:span> and <text:span text:style-name="T3">m</text:span> and to print a calendar we <text:span text:style-name="T3">import</text:span> <text:span text:style-name="T3">calendar</text:span></text:p>
          </table:table-cell>
          <table:table-cell table:number-columns-repeated="1019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4">Write a Python program to print all </text:span><text:span text:style-name="T5">even</text:span><text:span text:style-name="T4"> </text:span><text:span text:style-name="T5">numbers</text:span><text:span text:style-name="T4"> from a given numbers list in the same order and stop the printing if any numbers that come after 237 in the sequence. </text:span></text:p>
          </table:table-cell>
          <table:table-cell table:style-name="ce47" office:value-type="string" calcext:value-type="string">
            <text:p><text:span text:style-name="T22">number = [</text:span><text:span text:style-name="T37">50</text:span><text:span text:style-name="T21">,</text:span><text:span text:style-name="T37">100</text:span><text:span text:style-name="T21">,</text:span><text:span text:style-name="T37">150</text:span><text:span text:style-name="T21">,</text:span><text:span text:style-name="T37">200</text:span><text:span text:style-name="T21">,</text:span><text:span text:style-name="T37">237</text:span><text:span text:style-name="T21">,</text:span><text:span text:style-name="T37">250</text:span><text:span text:style-name="T21">,</text:span><text:span text:style-name="T37">300</text:span><text:span text:style-name="T21">,</text:span><text:span text:style-name="T37">350</text:span><text:span text:style-name="T21">,</text:span><text:span text:style-name="T37">400</text:span><text:span text:style-name="T21">]</text:span></text:p>
            <text:p><text:span text:style-name="T20">for</text:span><text:span text:style-name="T21"> x </text:span><text:span text:style-name="T38">in</text:span><text:span text:style-name="T21">  number:</text:span></text:p>
            <text:p><text:span text:style-name="T22">    </text:span><text:span text:style-name="T38">if</text:span><text:span text:style-name="T21"> x % </text:span><text:span text:style-name="T37">2</text:span><text:span text:style-name="T21">==</text:span><text:span text:style-name="T37">0</text:span><text:span text:style-name="T21">:</text:span></text:p>
            <text:p><text:span text:style-name="T22">        </text:span><text:span text:style-name="T38">print</text:span><text:span text:style-name="T21">(x)</text:span></text:p>
            <text:p><text:span text:style-name="T22">    </text:span><text:span text:style-name="T38">elif</text:span><text:span text:style-name="T21"> x ==</text:span><text:span text:style-name="T37">237</text:span><text:span text:style-name="T21">:</text:span></text:p>
            <text:p><text:span text:style-name="T22">        </text:span><text:span text:style-name="T38">break</text:span></text:p>
          </table:table-cell>
          <table:table-cell table:style-name="ce21" office:value-type="string" calcext:value-type="string">
            <text:p><text:span text:style-name="T77">50</text:span></text:p>
            <text:p><text:span text:style-name="T77">100</text:span></text:p>
            <text:p><text:span text:style-name="T77">150</text:span></text:p>
            <text:p><text:span text:style-name="T77">200</text:span></text:p>
          </table:table-cell>
          <table:table-cell table:style-name="ce29" office:value-type="string" calcext:value-type="string">
            <text:p><text:span text:style-name="T84">First we will list a numbers and by using </text:span><text:span text:style-name="T85">for</text:span><text:span text:style-name="T84"> </text:span><text:span text:style-name="T85">loop</text:span><text:span text:style-name="T84"> we </text:span><text:span text:style-name="T86">declare</text:span><text:span text:style-name="T84"> numbers to X and condition is </text:span><text:span text:style-name="T85">[</text:span><text:span text:style-name="T87">if</text:span><text:span text:style-name="T88"> x % </text:span><text:span text:style-name="T89">2</text:span><text:span text:style-name="T88">==</text:span><text:span text:style-name="T89">0</text:span><text:span text:style-name="T88">:</text:span><text:span text:style-name="T85">]</text:span><text:span text:style-name="T84"> it is even number it will print the even number and one more condition is </text:span><text:span text:style-name="T85">[</text:span><text:span text:style-name="T87">elif</text:span><text:span text:style-name="T88"> x ==</text:span><text:span text:style-name="T89">237</text:span><text:span text:style-name="T88">:</text:span><text:span text:style-name="T84">] it will break the Loop</text:span>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Write a Python program to print out a set containing all the <text:span text:style-name="T3">colors</text:span> from color_list_1 which are not present in color_list_2.  </text:p>
          </table:table-cell>
          <table:table-cell office:value-type="string" calcext:value-type="string">
            <text:p><text:span text:style-name="T33">list_1 = set([</text:span><text:span text:style-name="T39">"White"</text:span><text:span text:style-name="T27">,</text:span><text:span text:style-name="T40">"Black"</text:span><text:span text:style-name="T27">,</text:span><text:span text:style-name="T40">"Red"</text:span><text:span text:style-name="T27">])</text:span></text:p>
            <text:p><text:span text:style-name="T29">list_2 = set([</text:span><text:span text:style-name="T30">"Green"</text:span><text:span text:style-name="T31">,</text:span><text:span text:style-name="T30">"Red"</text:span><text:span text:style-name="T31">])</text:span></text:p>
            <text:p><text:span text:style-name="T32">print</text:span><text:span text:style-name="T31">(list_1.difference(list_2))</text:span></text:p>
          </table:table-cell>
          <table:table-cell table:style-name="ce22" office:value-type="string" calcext:value-type="string">
            <text:p>set(['White', 'Black'])</text:p>
          </table:table-cell>
          <table:table-cell table:style-name="ce14" office:value-type="string" calcext:value-type="string">
            <text:p>By using list_1 and list_2 we will declur a colors and by using a <text:span text:style-name="T3">difference</text:span><text:span text:style-name="T90"> function we will print List_1 colors which are not present in list_2</text:span>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1023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Write a Python program to </text:span><text:span text:style-name="T7">sum</text:span><text:span text:style-name="T6"> all the items in a list</text:span></text:p>
          </table:table-cell>
          <table:table-cell office:value-type="string" calcext:value-type="string">
            <text:p><text:span text:style-name="T20">def</text:span><text:span text:style-name="T21"> </text:span><text:span text:style-name="T41">sum_total</text:span><text:span text:style-name="T21">(items):</text:span></text:p>
            <text:p><text:span text:style-name="T22">    sum_numbers=</text:span><text:span text:style-name="T37">0</text:span></text:p>
            <text:p><text:span text:style-name="T22">    </text:span><text:span text:style-name="T38">for</text:span><text:span text:style-name="T21"> x </text:span><text:span text:style-name="T38">in</text:span><text:span text:style-name="T21"> items:</text:span></text:p>
            <text:p><text:span text:style-name="T22">        sum_numbers =sum_numbers+x</text:span></text:p>
            <text:p><text:span text:style-name="T22">    </text:span><text:span text:style-name="T38">return</text:span><text:span text:style-name="T21"> sum_numbers</text:span></text:p>
            <text:p><text:span text:style-name="T20">print</text:span><text:span text:style-name="T21">(sum_total([</text:span><text:span text:style-name="T37">10</text:span><text:span text:style-name="T21">,</text:span><text:span text:style-name="T37">10</text:span><text:span text:style-name="T21">,</text:span><text:span text:style-name="T37">10</text:span><text:span text:style-name="T21">,</text:span><text:span text:style-name="T37">20</text:span><text:span text:style-name="T21">]))</text:span></text:p>
          </table:table-cell>
          <table:table-cell table:style-name="ce23" office:value-type="float" office:value="50" calcext:value-type="float">
            <text:p>50</text:p>
          </table:table-cell>
          <table:table-cell table:style-name="ce14" office:value-type="string" calcext:value-type="string">
            <text:p>Given list of numbers in <text:s/>Items by using <text:s/>for loop and add all the numbers</text:p>
          </table:table-cell>
          <table:table-cell table:number-columns-repeated="1019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Write a Python program to <text:span text:style-name="T3">count</text:span> the number of <text:span text:style-name="T3">strings</text:span> where the string length is 2 or more and the first and last character are same from a given list of strings.  </text:p>
          </table:table-cell>
          <table:table-cell office:value-type="string" calcext:value-type="string">
            <text:p><text:span text:style-name="T42">list</text:span><text:span text:style-name="T43"> =[</text:span><text:span text:style-name="T44">'cloud'</text:span><text:span text:style-name="T45">,</text:span><text:span text:style-name="T44">'cloud'</text:span><text:span text:style-name="T45">,</text:span><text:span text:style-name="T44">'oppo'</text:span><text:span text:style-name="T45">,</text:span><text:span text:style-name="T44">'amrutha'</text:span><text:span text:style-name="T45">]</text:span></text:p>
            <text:p><text:span text:style-name="T43">count = </text:span><text:span text:style-name="T46">0</text:span></text:p>
            <text:p><text:span text:style-name="T47">for</text:span><text:span text:style-name="T45"> i </text:span><text:span text:style-name="T48">in</text:span><text:span text:style-name="T45"> list:</text:span></text:p>
            <text:p><text:span text:style-name="T43">    </text:span><text:span text:style-name="T48">if</text:span><text:span text:style-name="T45"> len(i) &gt;</text:span><text:span text:style-name="T46">2</text:span><text:span text:style-name="T45"> </text:span><text:span text:style-name="T48">and</text:span><text:span text:style-name="T45"> i[</text:span><text:span text:style-name="T46">0</text:span><text:span text:style-name="T45">]==i[-</text:span><text:span text:style-name="T46">1</text:span><text:span text:style-name="T45">]:</text:span></text:p>
            <text:p><text:span text:style-name="T43">        count = count+</text:span><text:span text:style-name="T46">1</text:span></text:p>
            <text:p><text:span text:style-name="T47">print</text:span><text:span text:style-name="T45">(count)</text:span></text:p>
          </table:table-cell>
          <table:table-cell table:style-name="ce20" office:value-type="float" office:value="2" calcext:value-type="float">
            <text:p>2</text:p>
          </table:table-cell>
          <table:table-cell table:style-name="ce14" office:value-type="string" calcext:value-type="string">
            <text:p>Given Strings are stored in List and we use for loop condition one “String <text:s/>length is 2 or more than 2” and condition two “first and last character are same in a string” and get the count . We will print the Total Count</text:p>
          </table:table-cell>
          <table:table-cell table:number-columns-repeated="1019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Write a Python program to get a list, <text:span text:style-name="T3">sorted</text:span> in increasing order by the last element in each tuple from a given list of non-empty tuples. </text:p>
            <text:p>Sample List : [(2, 5), (1, 2), (4, 4), (2, 3), (2, 1)]</text:p>
          </table:table-cell>
          <table:table-cell office:value-type="string" calcext:value-type="string">
            <text:p><text:span text:style-name="T20">def</text:span><text:span text:style-name="T21"> </text:span><text:span text:style-name="T41">last</text:span><text:span text:style-name="T21">(n):</text:span></text:p>
            <text:p><text:span text:style-name="T22">    </text:span><text:span text:style-name="T38">return</text:span><text:span text:style-name="T21"> n[-</text:span><text:span text:style-name="T37">1</text:span><text:span text:style-name="T21">]</text:span></text:p>
            <text:p><text:span text:style-name="T20">def</text:span><text:span text:style-name="T21"> </text:span><text:span text:style-name="T41">sort_list_last</text:span><text:span text:style-name="T21">(tuples):</text:span></text:p>
            <text:p><text:span text:style-name="T22">    </text:span><text:span text:style-name="T38">return</text:span><text:span text:style-name="T21"> sorted(tuples,key=last)</text:span></text:p>
            <text:p/>
            <text:p><text:span text:style-name="T20">print</text:span><text:span text:style-name="T21">(sort_list_last([(</text:span><text:span text:style-name="T37">2</text:span><text:span text:style-name="T21">, </text:span><text:span text:style-name="T37">5</text:span><text:span text:style-name="T21">), (</text:span><text:span text:style-name="T37">1</text:span><text:span text:style-name="T21">, </text:span><text:span text:style-name="T37">2</text:span><text:span text:style-name="T21">), (</text:span><text:span text:style-name="T37">4</text:span><text:span text:style-name="T21">, </text:span><text:span text:style-name="T37">4</text:span><text:span text:style-name="T21">), (</text:span><text:span text:style-name="T37">2</text:span><text:span text:style-name="T21">, </text:span><text:span text:style-name="T37">3</text:span><text:span text:style-name="T21">), (</text:span><text:span text:style-name="T37">2</text:span><text:span text:style-name="T21">, </text:span><text:span text:style-name="T37">1</text:span><text:span text:style-name="T21">)]))</text:span></text:p>
          </table:table-cell>
          <table:table-cell table:style-name="ce24" office:value-type="string" calcext:value-type="string">
            <text:p>[(2, 1), (1, 2), (2, 3), (4, 4), (2, 5)]</text:p>
          </table:table-cell>
          <table:table-cell table:style-name="ce14" office:value-type="string" calcext:value-type="string">
            <text:p>Given a Tuples in a list and by using “Sorted Function” Tuples in increasing order by the last element in each tuple. Print the sorted list. </text:p>
          </table:table-cell>
          <table:table-cell table:number-columns-repeated="1019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Write a Python function that takes two lists and returns True if they have at least one <text:span text:style-name="T3">common member</text:span></text:p>
          </table:table-cell>
          <table:table-cell table:style-name="ce14" office:value-type="string" calcext:value-type="string">
            <text:p><text:span text:style-name="T20">def</text:span><text:span text:style-name="T21"> </text:span><text:span text:style-name="T41">common_data</text:span><text:span text:style-name="T21">(list1,list2):</text:span></text:p>
            <text:p><text:span text:style-name="T22">    </text:span><text:span text:style-name="T38">for</text:span><text:span text:style-name="T21"> x </text:span><text:span text:style-name="T38">in</text:span><text:span text:style-name="T21"> list1:</text:span></text:p>
            <text:p><text:span text:style-name="T22">        </text:span><text:span text:style-name="T38">for</text:span><text:span text:style-name="T21"> y </text:span><text:span text:style-name="T38">in</text:span><text:span text:style-name="T21"> list2:</text:span></text:p>
            <text:p><text:span text:style-name="T22">            </text:span><text:span text:style-name="T38">if</text:span><text:span text:style-name="T21"> x==y:</text:span></text:p>
            <text:p><text:span text:style-name="T22">                </text:span><text:span text:style-name="T38">return</text:span><text:span text:style-name="T21"> </text:span><text:span text:style-name="T38">True</text:span></text:p>
            <text:p><text:span text:style-name="T20">print</text:span><text:span text:style-name="T21">(common_data([</text:span><text:span text:style-name="T37">10</text:span><text:span text:style-name="T21">,</text:span><text:span text:style-name="T37">30</text:span><text:span text:style-name="T21">,</text:span><text:span text:style-name="T37">50</text:span><text:span text:style-name="T21">,</text:span><text:span text:style-name="T37">80</text:span><text:span text:style-name="T21">], [</text:span><text:span text:style-name="T37">40</text:span><text:span text:style-name="T21">,</text:span><text:span text:style-name="T37">20</text:span><text:span text:style-name="T21">,</text:span><text:span text:style-name="T37">60</text:span><text:span text:style-name="T21">,</text:span><text:span text:style-name="T37">80</text:span><text:span text:style-name="T21">]))</text:span>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By using list_1 and list_2 we will declur a list of numbers and by using list _1 as X and list_2 as Y condition if <text:span text:style-name="T3">[ X==Y ] </text:span>at least one number is equal in list_1 and list_2 print T<text:span text:style-name="T3">rue</text:span></text:p>
          </table:table-cell>
          <table:table-cell table:number-columns-repeated="1019"/>
        </table:table-row>
        <table:table-row table:style-name="ro10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Write a Python program to print a specified list after <text:span text:style-name="T3">removing the 0th</text:span>, 4th and 5th elements.  </text:p>
          </table:table-cell>
          <table:table-cell table:style-name="ce14" office:value-type="string" calcext:value-type="string">
            <text:p><text:span text:style-name="T49">color = [</text:span><text:span text:style-name="T50">'Red'</text:span><text:span text:style-name="T51">, </text:span><text:span text:style-name="T50">'Green'</text:span><text:span text:style-name="T51">, </text:span><text:span text:style-name="T50">'White'</text:span><text:span text:style-name="T51">, </text:span><text:span text:style-name="T50">'Black'</text:span><text:span text:style-name="T51">, </text:span><text:span text:style-name="T50">'Pink'</text:span><text:span text:style-name="T51">, </text:span><text:span text:style-name="T50">'Yellow'</text:span><text:span text:style-name="T51">]</text:span></text:p>
            <text:p><text:span text:style-name="T49">color = [x </text:span><text:span text:style-name="T52">for</text:span><text:span text:style-name="T51">(i,x) </text:span><text:span text:style-name="T52">in</text:span><text:span text:style-name="T51"> enumerate(color) </text:span><text:span text:style-name="T52">if</text:span><text:span text:style-name="T51"> i </text:span><text:span text:style-name="T52">not</text:span><text:span text:style-name="T51"> </text:span><text:span text:style-name="T52">in</text:span><text:span text:style-name="T51"> (</text:span><text:span text:style-name="T53">0</text:span><text:span text:style-name="T51">,</text:span><text:span text:style-name="T53">2</text:span><text:span text:style-name="T51">,</text:span><text:span text:style-name="T53">4</text:span><text:span text:style-name="T51">)]</text:span></text:p>
            <text:p><text:span text:style-name="T54">print</text:span><text:span text:style-name="T51"> (color)</text:span></text:p>
          </table:table-cell>
          <table:table-cell table:style-name="ce26" office:value-type="string" calcext:value-type="string">
            <text:p>['Green', 'Black', 'Yellow']</text:p>
          </table:table-cell>
          <table:table-cell table:style-name="ce14" office:value-type="string" calcext:value-type="string">
            <text:p>Given colors are stored in variable and by using <text:span text:style-name="T3">Enumerate </text:span><text:span text:style-name="T90">function if</text:span><text:span text:style-name="T3">[i not  in (0,2,4)] </text:span><text:span text:style-name="T90">according to index value it will print remaining colors</text:span>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Write a Python program to generate and print a list except for the first 5 elements, where the values are <text:span text:style-name="T3">square</text:span> of numbers between 1 and 30</text:p>
          </table:table-cell>
          <table:table-cell office:value-type="string" calcext:value-type="string">
            <text:p><text:span text:style-name="T22">s = list()</text:span></text:p>
            <text:p><text:span text:style-name="T20">for</text:span><text:span text:style-name="T21"> i </text:span><text:span text:style-name="T38">in</text:span><text:span text:style-name="T21"> range(</text:span><text:span text:style-name="T37">1</text:span><text:span text:style-name="T21">,</text:span><text:span text:style-name="T37">20</text:span><text:span text:style-name="T21">):</text:span></text:p>
            <text:p><text:span text:style-name="T22">    s.append(i*i)</text:span></text:p>
            <text:p><text:span text:style-name="T20">print</text:span><text:span text:style-name="T21"> s[</text:span><text:span text:style-name="T37">5</text:span><text:span text:style-name="T21">:],</text:span></text:p>
          </table:table-cell>
          <table:table-cell table:style-name="ce27" office:value-type="string" calcext:value-type="string">
            <text:p>[36, 49, 64, 81]</text:p>
          </table:table-cell>
          <table:table-cell table:style-name="ce14" office:value-type="string" calcext:value-type="string">
            <text:p>Given List is Stored in a variable “<text:span text:style-name="T3">S”</text:span><text:span text:style-name="T90"> by using for loop give a range  </text:span><text:span text:style-name="T3">“(1,20)” </text:span><text:span text:style-name="T90"> by using append method (i*i) it will print square numbers  (5:) after 5 it will print  </text:span>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Write a Python program to find those numbers which are<text:span text:style-name="T3"> divisible by 7 and multiple</text:span> of 5, between 1500 and 2700 (both included).</text:p>
          </table:table-cell>
          <table:table-cell office:value-type="string" calcext:value-type="string">
            <text:p><text:span text:style-name="T47">for</text:span><text:span text:style-name="T45"> i </text:span><text:span text:style-name="T48">in</text:span><text:span text:style-name="T45"> range(</text:span><text:span text:style-name="T46">1500</text:span><text:span text:style-name="T45">,</text:span><text:span text:style-name="T46">2700</text:span><text:span text:style-name="T45">):</text:span></text:p>
            <text:p><text:span text:style-name="T43">    </text:span><text:span text:style-name="T48">if</text:span><text:span text:style-name="T45"> i%</text:span><text:span text:style-name="T46">7</text:span><text:span text:style-name="T45"> == </text:span><text:span text:style-name="T46">0</text:span><text:span text:style-name="T45"> </text:span><text:span text:style-name="T48">and</text:span><text:span text:style-name="T45"> i%</text:span><text:span text:style-name="T46">5</text:span><text:span text:style-name="T45">==</text:span><text:span text:style-name="T46">0</text:span><text:span text:style-name="T45">:</text:span></text:p>
            <text:p><text:span text:style-name="T43">        </text:span><text:span text:style-name="T48">print</text:span><text:span text:style-name="T45"> (i)</text:span></text:p>
            <text:p><text:span text:style-name="T43">    </text:span></text:p>
          </table:table-cell>
          <table:table-cell/>
          <table:table-cell table:style-name="ce14" office:value-type="string" calcext:value-type="string">
            <text:p>By using for loop we will give a range as (1500,2700) condition one as (I%7) and condition two(i%5) if condition is true than it will print between 1500 to 2700 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1023"/>
        </table:table-row>
        <table:table-row table:style-name="ro1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Write a Python program to construct the following <text:span text:style-name="T3">pattern</text:span>, using a nested for loop.</text:p>
          </table:table-cell>
          <table:table-cell office:value-type="string" calcext:value-type="string">
            <text:p><text:span text:style-name="T20">for</text:span><text:span text:style-name="T21"> i </text:span><text:span text:style-name="T38">in</text:span><text:span text:style-name="T21"> range(</text:span><text:span text:style-name="T37">0</text:span><text:span text:style-name="T21">,</text:span><text:span text:style-name="T37">4</text:span><text:span text:style-name="T21">,</text:span><text:span text:style-name="T37">1</text:span><text:span text:style-name="T21">):</text:span></text:p>
            <text:p><text:span text:style-name="T22">    </text:span><text:span text:style-name="T38">for</text:span><text:span text:style-name="T21"> j </text:span><text:span text:style-name="T38">in</text:span><text:span text:style-name="T21"> range(</text:span><text:span text:style-name="T37">0</text:span><text:span text:style-name="T21">,i,+</text:span><text:span text:style-name="T37">1</text:span><text:span text:style-name="T21">):</text:span></text:p>
            <text:p><text:span text:style-name="T22">        </text:span><text:span text:style-name="T38">print</text:span><text:span text:style-name="T23">'*'</text:span><text:span text:style-name="T21">,</text:span></text:p>
            <text:p><text:span text:style-name="T22">    </text:span><text:span text:style-name="T38">Print</text:span><text:span text:style-name="T23">""</text:span></text:p>
            <text:p><text:span text:style-name="T20">for</text:span><text:span text:style-name="T21"> i </text:span><text:span text:style-name="T38">in</text:span><text:span text:style-name="T21"> range(</text:span><text:span text:style-name="T37">4</text:span><text:span text:style-name="T21">,</text:span><text:span text:style-name="T37">0</text:span><text:span text:style-name="T21">,-</text:span><text:span text:style-name="T37">1</text:span><text:span text:style-name="T21">):</text:span></text:p>
            <text:p><text:span text:style-name="T22">    </text:span><text:span text:style-name="T38">for</text:span><text:span text:style-name="T21"> j </text:span><text:span text:style-name="T38">in</text:span><text:span text:style-name="T21"> range(</text:span><text:span text:style-name="T37">0</text:span><text:span text:style-name="T21">,i,+</text:span><text:span text:style-name="T37">1</text:span><text:span text:style-name="T21">):</text:span></text:p>
            <text:p><text:span text:style-name="T22">        </text:span><text:span text:style-name="T38">print</text:span><text:span text:style-name="T23">"*"</text:span><text:span text:style-name="T21">,</text:span></text:p>
            <text:p><text:span text:style-name="T22">    </text:span><text:span text:style-name="T38">print</text:span><text:span text:style-name="T23">""</text:span></text:p>
          </table:table-cell>
          <table:table-cell table:style-name="ce28" office:value-type="string" calcext:value-type="string">
            <text:p><text:span text:style-name="T78">* </text:span></text:p>
            <text:p><text:span text:style-name="T78">* * </text:span></text:p>
            <text:p><text:span text:style-name="T78">* * * </text:span></text:p>
            <text:p><text:span text:style-name="T78">* * * * </text:span></text:p>
            <text:p><text:span text:style-name="T78">* * * </text:span></text:p>
            <text:p><text:span text:style-name="T78">* * </text:span></text:p>
            <text:p><text:span text:style-name="T78">* </text:span></text:p>
          </table:table-cell>
          <table:table-cell table:style-name="ce14" office:value-type="string" calcext:value-type="string">
            <text:p>Using For Loop I in range we declur range and (0,4,1 ) it will get increment “*” According to range and we use one more For Loop I in range we declur range (4,0,-1) it will get decrement “*” According to range. </text:p>
          </table:table-cell>
          <table:table-cell table:number-columns-repeated="1019"/>
        </table:table-row>
        <table:table-row table:style-name="ro1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<text:span text:style-name="T8">Write a Python program to count the number of </text:span><text:span text:style-name="T9">even and odd numbers </text:span><text:span text:style-name="T8">from a series of numbers.  </text:span><text:span text:style-name="T10">Sample numbers</text:span><text:span text:style-name="T8"> : (1, 2, 3, 4, 5, 6, 7, 8, 9) </text:span></text:p>
          </table:table-cell>
          <table:table-cell office:value-type="string" calcext:value-type="string">
            <text:p><text:span text:style-name="T55">list</text:span><text:span text:style-name="T22">=(</text:span><text:span text:style-name="T37">1</text:span><text:span text:style-name="T21">,</text:span><text:span text:style-name="T37">2</text:span><text:span text:style-name="T21">,</text:span><text:span text:style-name="T37">3</text:span><text:span text:style-name="T21">,</text:span><text:span text:style-name="T37">4</text:span><text:span text:style-name="T21">,</text:span><text:span text:style-name="T37">5</text:span><text:span text:style-name="T21">,</text:span><text:span text:style-name="T37">6</text:span><text:span text:style-name="T21">,</text:span><text:span text:style-name="T37">7</text:span><text:span text:style-name="T21">,</text:span><text:span text:style-name="T37">8</text:span><text:span text:style-name="T21">,</text:span><text:span text:style-name="T37">9</text:span><text:span text:style-name="T21">)</text:span></text:p>
            <text:p><text:span text:style-name="T22">count_odd =</text:span><text:span text:style-name="T37">0</text:span></text:p>
            <text:p><text:span text:style-name="T22">count_even = </text:span><text:span text:style-name="T37">0</text:span></text:p>
            <text:p><text:span text:style-name="T20">for</text:span><text:span text:style-name="T21"> x </text:span><text:span text:style-name="T38">in</text:span><text:span text:style-name="T21"> list:</text:span></text:p>
            <text:p><text:span text:style-name="T22">    </text:span><text:span text:style-name="T38">if</text:span><text:span text:style-name="T21"> </text:span><text:span text:style-name="T38">not</text:span><text:span text:style-name="T21"> x % </text:span><text:span text:style-name="T37">2</text:span><text:span text:style-name="T21">:</text:span></text:p>
            <text:p><text:span text:style-name="T22">        count_even+=</text:span><text:span text:style-name="T37">1</text:span></text:p>
            <text:p><text:span text:style-name="T22">    </text:span><text:span text:style-name="T38">Else</text:span><text:span text:style-name="T21">:</text:span></text:p>
            <text:p><text:span text:style-name="T22">        count_odd+=</text:span><text:span text:style-name="T37">1</text:span></text:p>
            <text:p><text:span text:style-name="T20">print</text:span><text:span text:style-name="T23">"even :"</text:span><text:span text:style-name="T21">,count_even</text:span></text:p>
            <text:p><text:span text:style-name="T20">print</text:span><text:span text:style-name="T23">"odd:"</text:span><text:span text:style-name="T21">,count_odd</text:span></text:p>
          </table:table-cell>
          <table:table-cell table:style-name="ce21" office:value-type="string" calcext:value-type="string">
            <text:p><text:span text:style-name="T77">even : 4</text:span></text:p>
            <text:p><text:span text:style-name="T77">Odd: 5</text:span></text:p>
          </table:table-cell>
          <table:table-cell table:style-name="ce14" office:value-type="string" calcext:value-type="string">
            <text:p>Give a list of numbers and by using for loop the condition is (if not x%2) if the condition is true it will count even number and print <text:s/>if not it will count Odd numbers</text:p>
          </table:table-cell>
          <table:table-cell table:number-columns-repeated="1019"/>
        </table:table-row>
        <table:table-row table:style-name="ro13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Write a Python program to get the <text:span text:style-name="T3">Fibonacci series</text:span> between 0 to 50. Note : The Fibonacci Sequence is the series of numbers :0, 1, 1, 2, 3, 5, 8, 13, 21, .... Every next number is found by adding up the two numbers before it.</text:p>
          </table:table-cell>
          <table:table-cell table:style-name="ce17" office:value-type="string" calcext:value-type="string">
            <text:p><text:span text:style-name="T22">a=</text:span><text:span text:style-name="T37">0</text:span></text:p>
            <text:p><text:span text:style-name="T22">b=</text:span><text:span text:style-name="T37">1</text:span></text:p>
            <text:p><text:span text:style-name="T20">while</text:span><text:span text:style-name="T21"> b&lt;</text:span><text:span text:style-name="T37">50</text:span><text:span text:style-name="T21">:</text:span></text:p>
            <text:p><text:span text:style-name="T22">    </text:span><text:span text:style-name="T38">print</text:span><text:span text:style-name="T21">(b)</text:span></text:p>
            <text:p><text:span text:style-name="T22">    a,b = b,a+b</text:span></text:p>
          </table:table-cell>
          <table:table-cell office:value-type="string" calcext:value-type="string">
            <text:p><text:span text:style-name="T75">1</text:span></text:p>
            <text:p><text:span text:style-name="T75">1</text:span></text:p>
            <text:p><text:span text:style-name="T75">2</text:span></text:p>
            <text:p><text:span text:style-name="T75">3</text:span></text:p>
            <text:p><text:span text:style-name="T75">5</text:span></text:p>
            <text:p><text:span text:style-name="T75">8</text:span></text:p>
            <text:p><text:span text:style-name="T75">13</text:span></text:p>
            <text:p><text:span text:style-name="T75">21</text:span></text:p>
            <text:p><text:span text:style-name="T75">34</text:span></text:p>
          </table:table-cell>
          <table:table-cell table:style-name="ce14" office:value-type="string" calcext:value-type="string">
            <text:p>Initialize the value to “a=0” ”b=1” and the condition is (a,b =b,a+b) we use <text:span text:style-name="T3">while </text:span><text:span text:style-name="T90">loop if the condition is true it will print </text:span><text:span text:style-name="T3">“b”</text:span><text:span text:style-name="T90"> value while loop repats until it satisfy.</text:span></text:p>
          </table:table-cell>
          <table:table-cell table:number-columns-repeated="1019"/>
        </table:table-row>
        <table:table-row table:style-name="ro14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<text:span text:style-name="T11">Write a Python program to check the validity of password input by users Validation :</text:span></text:p>
            <text:p><text:span text:style-name="T12">At least 1 letter between [a-z] and 1 letter between [A-Z].</text:span></text:p>
            <text:p><text:span text:style-name="T12">At least 1 number between [0-9].</text:span></text:p>
            <text:p><text:span text:style-name="T12">At least 1 character from [$#@].</text:span></text:p>
            <text:p><text:span text:style-name="T12">Minimum length 6 characters.</text:span></text:p>
            <text:p><text:span text:style-name="T12">Maximum length 16 characters.</text:span></text:p>
          </table:table-cell>
          <table:table-cell office:value-type="string" calcext:value-type="string">
            <text:p><text:span text:style-name="T56">import</text:span><text:span text:style-name="T57"> re</text:span></text:p>
            <text:p><text:span text:style-name="T58">Pass = input(</text:span><text:span text:style-name="T59">"Enter the Password"</text:span><text:span text:style-name="T57">)</text:span></text:p>
            <text:p><text:span text:style-name="T58">a = </text:span><text:span text:style-name="T60">True</text:span></text:p>
            <text:p><text:span text:style-name="T56">while</text:span><text:span text:style-name="T57"> a:</text:span></text:p>
            <text:p><text:span text:style-name="T58">    </text:span><text:span text:style-name="T60">if</text:span><text:span text:style-name="T57"> </text:span><text:span text:style-name="T60">not</text:span><text:span text:style-name="T57"> re.search(</text:span><text:span text:style-name="T59">"[a-z]"</text:span><text:span text:style-name="T57">,Pass):</text:span></text:p>
            <text:p><text:span text:style-name="T58">        </text:span><text:span text:style-name="T60">break</text:span></text:p>
            <text:p><text:span text:style-name="T58">    </text:span><text:span text:style-name="T60">elif</text:span><text:span text:style-name="T57"> </text:span><text:span text:style-name="T60">not</text:span><text:span text:style-name="T57"> re.search(</text:span><text:span text:style-name="T59">"[A-Z]"</text:span><text:span text:style-name="T57">,Pass):</text:span></text:p>
            <text:p><text:span text:style-name="T58">        </text:span><text:span text:style-name="T60">break</text:span></text:p>
            <text:p><text:span text:style-name="T58">    </text:span><text:span text:style-name="T60">elif</text:span><text:span text:style-name="T57"> </text:span><text:span text:style-name="T60">not</text:span><text:span text:style-name="T57"> re.search(</text:span><text:span text:style-name="T59">"[0-9]"</text:span><text:span text:style-name="T57">,Pass):</text:span></text:p>
            <text:p><text:span text:style-name="T58">        </text:span><text:span text:style-name="T60">break</text:span></text:p>
            <text:p><text:span text:style-name="T58">    </text:span><text:span text:style-name="T60">elif</text:span><text:span text:style-name="T57"> </text:span><text:span text:style-name="T60">not</text:span><text:span text:style-name="T57"> re.search(</text:span><text:span text:style-name="T59">"[$#@]"</text:span><text:span text:style-name="T57">,Pass):</text:span></text:p>
            <text:p><text:span text:style-name="T58">        </text:span><text:span text:style-name="T60">break</text:span></text:p>
            <text:p><text:span text:style-name="T58">    </text:span><text:span text:style-name="T60">elif</text:span><text:span text:style-name="T57">(len(Pass)&lt;</text:span><text:span text:style-name="T61">6</text:span><text:span text:style-name="T57"> </text:span><text:span text:style-name="T60">or</text:span><text:span text:style-name="T57"> len(Pass)&gt;</text:span><text:span text:style-name="T61">12</text:span><text:span text:style-name="T57">):</text:span></text:p>
            <text:p><text:span text:style-name="T58">        </text:span><text:span text:style-name="T60">break</text:span><text:span text:style-name="T57">        </text:span></text:p>
            <text:p><text:span text:style-name="T58">    </text:span><text:span text:style-name="T60">else</text:span><text:span text:style-name="T57">:</text:span></text:p>
            <text:p><text:span text:style-name="T58">        </text:span><text:span text:style-name="T60">print</text:span><text:span text:style-name="T57">(</text:span><text:span text:style-name="T59">"Valid Password"</text:span><text:span text:style-name="T57">)</text:span></text:p>
            <text:p><text:span text:style-name="T58">        a= </text:span><text:span text:style-name="T60">False</text:span></text:p>
            <text:p><text:span text:style-name="T58">        </text:span><text:span text:style-name="T60">break</text:span></text:p>
            <text:p/>
            <text:p><text:span text:style-name="T56">if</text:span><text:span text:style-name="T57"> a:</text:span></text:p>
            <text:p><text:span text:style-name="T58">    </text:span><text:span text:style-name="T60">print</text:span><text:span text:style-name="T57">(</text:span><text:span text:style-name="T59">"Not a Valid Password"</text:span><text:span text:style-name="T57">)</text:span></text:p>
          </table:table-cell>
          <table:table-cell office:value-type="string" calcext:value-type="string">
            <text:p><text:span text:style-name="T62">Enter the Password</text:span><text:span text:style-name="T79">"Lokesh@9"</text:span></text:p>
            <text:p><text:span text:style-name="T80">Valid Password</text:span></text:p>
          </table:table-cell>
          <table:table-cell table:number-columns-repeated="1020"/>
        </table:table-row>
        <table:table-row table:style-name="ro15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Write a Python program to print alphabet <text:span text:style-name="T3">pattern 'Z</text:span>'.</text:p>
          </table:table-cell>
          <table:table-cell office:value-type="string" calcext:value-type="string">
            <text:p><text:span text:style-name="T62">star = </text:span><text:span text:style-name="T63">1</text:span></text:p>
            <text:p><text:span text:style-name="T62">space = </text:span><text:span text:style-name="T63">10</text:span></text:p>
            <text:p><text:span text:style-name="T64">for</text:span><text:span text:style-name="T65"> i </text:span><text:span text:style-name="T66">in</text:span><text:span text:style-name="T65"> range(</text:span><text:span text:style-name="T63">0</text:span><text:span text:style-name="T65">,</text:span><text:span text:style-name="T63">7</text:span><text:span text:style-name="T65">,</text:span><text:span text:style-name="T63">1</text:span><text:span text:style-name="T65">):</text:span></text:p>
            <text:p><text:span text:style-name="T62">    </text:span><text:span text:style-name="T66">print</text:span><text:span text:style-name="T67">'*'</text:span><text:span text:style-name="T65">,</text:span></text:p>
            <text:p><text:span text:style-name="T64">print</text:span></text:p>
            <text:p><text:span text:style-name="T64">for</text:span><text:span text:style-name="T65"> j </text:span><text:span text:style-name="T66">in</text:span><text:span text:style-name="T65"> range(</text:span><text:span text:style-name="T63">0</text:span><text:span text:style-name="T65">,</text:span><text:span text:style-name="T63">7</text:span><text:span text:style-name="T65">,</text:span><text:span text:style-name="T63">1</text:span><text:span text:style-name="T65">):</text:span></text:p>
            <text:p><text:span text:style-name="T62">    </text:span><text:span text:style-name="T66">for</text:span><text:span text:style-name="T65"> k </text:span><text:span text:style-name="T66">in</text:span><text:span text:style-name="T65"> range(</text:span><text:span text:style-name="T63">0</text:span><text:span text:style-name="T65">,space,</text:span><text:span text:style-name="T63">1</text:span><text:span text:style-name="T65">):</text:span></text:p>
            <text:p><text:span text:style-name="T62">        </text:span><text:span text:style-name="T66">print</text:span><text:span text:style-name="T67">''</text:span><text:span text:style-name="T65">,</text:span></text:p>
            <text:p><text:span text:style-name="T62">    </text:span><text:span text:style-name="T66">for</text:span><text:span text:style-name="T65"> k </text:span><text:span text:style-name="T66">in</text:span><text:span text:style-name="T65"> range(</text:span><text:span text:style-name="T63">0</text:span><text:span text:style-name="T65">,star,</text:span><text:span text:style-name="T63">1</text:span><text:span text:style-name="T65">):</text:span></text:p>
            <text:p><text:span text:style-name="T62">        </text:span><text:span text:style-name="T66">print</text:span><text:span text:style-name="T67">'*'</text:span><text:span text:style-name="T65">,</text:span></text:p>
            <text:p><text:span text:style-name="T62">    </text:span><text:span text:style-name="T66">print</text:span><text:span text:style-name="T67">''</text:span></text:p>
            <text:p><text:span text:style-name="T62">    space = space -</text:span><text:span text:style-name="T63">1</text:span><text:span text:style-name="T65"> </text:span></text:p>
            <text:p><text:span text:style-name="T64">for</text:span><text:span text:style-name="T65"> i </text:span><text:span text:style-name="T66">in</text:span><text:span text:style-name="T65"> range(</text:span><text:span text:style-name="T63">0</text:span><text:span text:style-name="T65">,</text:span><text:span text:style-name="T63">7</text:span><text:span text:style-name="T65">,</text:span><text:span text:style-name="T63">1</text:span><text:span text:style-name="T65">):</text:span></text:p>
            <text:p><text:span text:style-name="T62">    </text:span><text:span text:style-name="T66">print</text:span><text:span text:style-name="T67">'*'</text:span><text:span text:style-name="T65">,</text:span></text:p>
            <text:p><text:span text:style-name="T62">    </text:span></text:p>
          </table:table-cell>
          <table:table-cell table:style-name="ce28" office:value-type="string" calcext:value-type="string">
            <text:p><text:span text:style-name="T78">* * * * * * *</text:span></text:p>
            <text:p><text:span text:style-name="T78">         * </text:span></text:p>
            <text:p><text:span text:style-name="T78">        * </text:span></text:p>
            <text:p><text:span text:style-name="T78">       * </text:span></text:p>
            <text:p><text:span text:style-name="T78">      * </text:span></text:p>
            <text:p><text:span text:style-name="T78">     * </text:span></text:p>
            <text:p><text:span text:style-name="T78">    * </text:span></text:p>
            <text:p><text:span text:style-name="T78">  * </text:span></text:p>
            <text:p><text:span text:style-name="T78">* * * * * * *</text:span></text:p>
          </table:table-cell>
          <table:table-cell table:style-name="ce14" office:value-type="string" calcext:value-type="string">
            <text:p>First we  declur“<text:span text:style-name="T3">Star = 1” </text:span><text:span text:style-name="T90">and </text:span><text:span text:style-name="T3"> “Space = 10” </text:span><text:span text:style-name="T90">we use for loop “I” in range “7”  print “*” and for loop “j” “K” in range initialize space and star  condition </text:span><text:span text:style-name="T3">(space = space -1) </text:span><text:span text:style-name="T90">and again using For loop to print “*”</text:span>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1023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Write a Python program to create and display a<text:span text:style-name="T3"> one-dimensiona</text:span>l array-like object containing an array of data using Pandas module.</text:p>
          </table:table-cell>
          <table:table-cell office:value-type="string" calcext:value-type="string">
            <text:p><text:span text:style-name="T20">import</text:span><text:span text:style-name="T21"> pandas </text:span><text:span text:style-name="T38">as</text:span><text:span text:style-name="T21"> pd</text:span></text:p>
            <text:p><text:span text:style-name="T55">list</text:span><text:span text:style-name="T22"> = pd.Series([</text:span><text:span text:style-name="T37">1</text:span><text:span text:style-name="T21">,</text:span><text:span text:style-name="T37">2</text:span><text:span text:style-name="T21">,</text:span><text:span text:style-name="T37">3</text:span><text:span text:style-name="T21">,</text:span><text:span text:style-name="T37">4</text:span><text:span text:style-name="T21">,</text:span><text:span text:style-name="T37">5</text:span><text:span text:style-name="T21">,</text:span><text:span text:style-name="T37">6</text:span><text:span text:style-name="T21">])</text:span></text:p>
            <text:p><text:span text:style-name="T20">print</text:span><text:span text:style-name="T21"> (list)</text:span></text:p>
          </table:table-cell>
          <table:table-cell/>
          <table:table-cell table:style-name="ce14" office:value-type="string" calcext:value-type="string">
            <text:p>First Import Pandas and declur a list in variable and print list it will print according top index values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number-columns-repeated="1023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Write a Python program to check if a given <text:span text:style-name="T3">positive integer</text:span> is a power of two. </text:p>
          </table:table-cell>
          <table:table-cell office:value-type="string" calcext:value-type="string">
            <text:p><text:span text:style-name="T68">def</text:span><text:span text:style-name="T69"> </text:span><text:span text:style-name="T70">power</text:span><text:span text:style-name="T69">(n):</text:span></text:p>
            <text:p><text:span text:style-name="T71">    </text:span><text:span text:style-name="T72">return</text:span><text:span text:style-name="T69"> n&gt;</text:span><text:span text:style-name="T73">0</text:span><text:span text:style-name="T69"> </text:span><text:span text:style-name="T72">and</text:span><text:span text:style-name="T69"> (n&amp;(n-</text:span><text:span text:style-name="T73">1</text:span><text:span text:style-name="T69">))==</text:span><text:span text:style-name="T73">0</text:span></text:p>
            <text:p><text:span text:style-name="T68">print</text:span><text:span text:style-name="T69">(power(</text:span><text:span text:style-name="T73">4</text:span><text:span text:style-name="T69">))</text:span></text:p>
            <text:p><text:span text:style-name="T68">print</text:span><text:span text:style-name="T69">(power(</text:span><text:span text:style-name="T73">16</text:span><text:span text:style-name="T69">))</text:span></text:p>
          </table:table-cell>
          <table:table-cell/>
          <table:table-cell table:style-name="ce14" office:value-type="string" calcext:value-type="string">
            <text:p>We will declur a Power of n and condition one (n&gt;0) and if it is true next condition is (n&amp;(n-1))==0 <text:s/>if condition is true it print true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Default"/>
          <table:table-cell table:number-columns-repeated="1022"/>
        </table:table-row>
        <table:table-row table:style-name="ro16">
          <table:table-cell office:value-type="float" office:value="33" calcext:value-type="float">
            <text:p>33</text:p>
          </table:table-cell>
          <table:table-cell table:style-name="ce45" office:value-type="string" calcext:value-type="string">
            <text:p><text:span text:style-name="T13">Write a Python program to compute the sum of the two reversed numbers and display the </text:span><text:span text:style-name="T14">sum in reversed form</text:span><text:span text:style-name="T13">. </text:span><text:span text:style-name="T15"> Input : 13, 14Output : 27Note : The result will not be unique for every number for example 31 is a reversed form of several numbers of 13, 130, 1300 etc. Therefore all the leading zeros will be omitted</text:span></text:p>
          </table:table-cell>
          <table:table-cell office:value-type="string" calcext:value-type="string">
            <text:p><text:span text:style-name="T20">def</text:span><text:span text:style-name="T21"> </text:span><text:span text:style-name="T41">reverse_sum</text:span><text:span text:style-name="T21">(n1, n2):</text:span></text:p>
            <text:p><text:span text:style-name="T22">    </text:span><text:span text:style-name="T38">return</text:span><text:span text:style-name="T21"> int(str(int(str(n1)[::-</text:span><text:span text:style-name="T37">1</text:span><text:span text:style-name="T21">]) + int(str(n2)[::-</text:span><text:span text:style-name="T37">1</text:span><text:span text:style-name="T21">]))[::-</text:span><text:span text:style-name="T37">1</text:span><text:span text:style-name="T21">])</text:span></text:p>
            <text:p/>
            <text:p><text:span text:style-name="T20">print</text:span><text:span text:style-name="T21">(reverse_sum(</text:span><text:span text:style-name="T37">13</text:span><text:span text:style-name="T21">, </text:span><text:span text:style-name="T37">14</text:span><text:span text:style-name="T21">))</text:span></text:p>
            <text:p><text:span text:style-name="T20">print</text:span><text:span text:style-name="T21">(reverse_sum(</text:span><text:span text:style-name="T37">500</text:span><text:span text:style-name="T21">, </text:span><text:span text:style-name="T37">500</text:span><text:span text:style-name="T21">))</text:span></text:p>
          </table:table-cell>
          <table:table-cell/>
          <table:table-cell table:style-name="ce14" office:value-type="string" calcext:value-type="string">
            <text:p>Given numbers are stored in (n1,n2) and by using “int” we will add this two numbers to revarse the number we use”[::-1]” by storing number in string we can reverse the number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" svg:font-family="Mangal" style:font-pitch="variable"/>
    <style:font-face style:name="Times New Roman" svg:font-family="'Times New Roman'" style:font-pitch="variable"/>
    <style:font-face style:name="Helvetica" svg:font-family="Helvetica, Ari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5:04:17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3:49.903000000</meta:creation-date>
    <dc:date>2017-11-02T15:11:30.966000000</dc:date>
    <meta:editing-duration>PT5H30M49S</meta:editing-duration>
    <meta:editing-cycles>127</meta:editing-cycles>
    <meta:generator>LibreOffice/5.3.2.2$Windows_X86_64 LibreOffice_project/6cd4f1ef626f15116896b1d8e1398b56da0d0ee1</meta:generator>
    <meta:document-statistic meta:table-count="2" meta:cell-count="121" meta:object-count="0"/>
  </office:meta>
</office:document-meta>
</file>